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183358" officeooo:paragraph-rsid="00183358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-Sympa-To: bioinfo@impg.prd.fr</text:p>
      <text:p text:style-name="P1"/>
      <text:p text:style-name="P1">Return-Path: &lt;Guy.Perriere@univ-lyon1.fr&gt;</text:p>
      <text:p text:style-name="P1"/>
      <text:p text:style-name="P1">X-Original-To: bioinfo@sfbi.fr</text:p>
      <text:p text:style-name="P1"/>
      <text:p text:style-name="P1">Delivered-To: bioinfo@localhost</text:p>
      <text:p text:style-name="P1"/>
      <text:p text:style-name="P1">Received: from b1.relay.syrhano.net (b1.relay.syrhano.net [193.52.218.30])</text:p>
      <text:p text:style-name="P1"/>
      <text:p text:style-name="P1"><text:tab/>by asso.crihan.fr (Postfix) with ESMTP id A80A426801D</text:p>
      <text:p text:style-name="P1"/>
      <text:p text:style-name="P1"><text:tab/>for &lt;bioinfo@sfbi.fr&gt;; Wed, <text:s/>2 Jul 2014 18:12:12 +0200 (CEST)</text:p>
      <text:p text:style-name="P1"/>
      <text:p text:style-name="P1">X-IronPort-Anti-Spam-Filtered: true</text:p>
      <text:p text:style-name="P1"/>
      <text:p text:style-name="P1">X-IronPort-Anti-Spam-Result: AjgBAOgutFOG1rySnGdsb2JhbABag1/GdoEIFg8BAQEBAQgLCQkUKIR+BYFRiEINxk0XjQSBTQEBTx2DF4EWBbI8aoEL</text:p>
      <text:p text:style-name="P1"/>
      <text:p text:style-name="P1">X-IronPort-AV: E=Sophos;i="5.01,589,1400018400"; </text:p>
      <text:p text:style-name="P1"/>
      <text:p text:style-name="P1"><text:s text:c="3"/>d="scan'208";a="61180567"</text:p>
      <text:p text:style-name="P1"/>
      <text:p text:style-name="P1">Received: from cisrsmtp.univ-lyon1.fr ([134.214.188.146])</text:p>
      <text:p text:style-name="P1"/>
      <text:p text:style-name="P1"><text:s text:c="2"/>by b-mx1.relay.syrhano.net with ESMTP; 02 Jul 2014 18:12:11 +0200</text:p>
      <text:p text:style-name="P1"/>
      <text:p text:style-name="P1">Received: from localhost (localhost [127.0.0.1])</text:p>
      <text:p text:style-name="P1"/>
      <text:p text:style-name="P1"><text:tab/>by cisrsmtp.univ-lyon1.fr (Postfix) with ESMTP id 76D3EE00C4;</text:p>
      <text:p text:style-name="P1"/>
      <text:p text:style-name="P1"><text:tab/>Wed, <text:s/>2 Jul 2014 18:12:11 +0200 (CEST)</text:p>
      <text:p text:style-name="P1"/>
      <text:p text:style-name="P1">X-Virus-Scanned: Debian amavisd-new at cisrsmtp.univ-lyon1.fr</text:p>
      <text:p text:style-name="P1"/>
      <text:p text:style-name="P1">Received: from cisrsmtp.univ-lyon1.fr ([127.0.0.1])</text:p>
      <text:p text:style-name="P1"/>
      <text:p text:style-name="P1"><text:tab/>by localhost (cisrsmtp.univ-lyon1.fr [127.0.0.1]) (amavisd-new, port 10024)</text:p>
      <text:p text:style-name="P1"/>
      <text:p text:style-name="P1"><text:tab/>with ESMTP id 20NSl98wsjYI; Wed, <text:s/>2 Jul 2014 18:12:07 +0200 (CEST)</text:p>
      <text:p text:style-name="P1"/>
      <text:p text:style-name="P1">Received: from umr5558-c02mc85dfd57.univ-lyon1.fr (umr5558-c02mc85dfd57.univ-lyon1.fr [134.214.32.83])</text:p>
      <text:p text:style-name="P1"/>
      <text:p text:style-name="P1"><text:tab/>by cisrsmtp.univ-lyon1.fr (Postfix) with ESMTP id 4AA79E0032;</text:p>
      <text:p text:style-name="P1"/>
      <text:p text:style-name="P1"><text:tab/>Wed, <text:s/>2 Jul 2014 18:12:07 +0200 (CEST)</text:p>
      <text:p text:style-name="P1"/>
      <text:p text:style-name="P1">From: =?windows-1252?Q?Guy_Perrière?= &lt;Guy.Perriere@univ-lyon1.fr&gt;</text:p>
      <text:p text:style-name="P1"/>
      <text:p text:style-name="P1">Content-Type: text/plain; charset=windows-1252</text:p>
      <text:p text:style-name="P1"/>
      <text:p text:style-name="P1">Content-Transfer-Encoding: quoted-printable</text:p>
      <text:p text:style-name="P1"/>
      <text:p text:style-name="P1">Date: Wed, 2 Jul 2014 18:12:07 +0200</text:p>
      <text:p text:style-name="P1"/>
      <text:p text:style-name="P1">Message-Id: &lt;2F9A7960-69B0-4FAD-A531-EE688DF6587F@univ-lyon1.fr&gt;</text:p>
      <text:p text:style-name="P1"/>
      <text:p text:style-name="P1"><text:soft-page-break/>Cc: Fc-3Bio Prost &lt;jf.prost@fc3bio.fr&gt;</text:p>
      <text:p text:style-name="P1"/>
      <text:p text:style-name="P1">To: bioinfo@sfbi.fr</text:p>
      <text:p text:style-name="P1"/>
      <text:p text:style-name="P1">Mime-Version: 1.0 (Mac OS X Mail 7.3 \(1878.2\))</text:p>
      <text:p text:style-name="P1"/>
      <text:p text:style-name="P1">X-Mailer: Apple Mail (2.1878.2)</text:p>
      <text:p text:style-name="P1"/>
      <text:p text:style-name="P1">X-Validation-by: laurent.mouchard@univ-rouen.fr</text:p>
      <text:p text:style-name="P1"/>
      <text:p text:style-name="P1">Subject: [bioinfo] <text:span text:style-name="T1">Formations</text:span> d'automne au PRABI</text:p>
      <text:p text:style-name="P1"/>
      <text:p text:style-name="P1"/>
      <text:p text:style-name="P1"/>
      <text:p text:style-name="P1">Bonjour à tous,</text:p>
      <text:p text:style-name="P1"/>
      <text:p text:style-name="P1"/>
      <text:p text:style-name="P1"/>
      <text:p text:style-name="P1">Le PRABI (Pôle Rhône-Alpes de <text:span text:style-name="T1">Bioinformatique</text:span>) en partenariat avec Fc3B</text:p>
      <text:p text:style-name="P1">io, animera deux formations dédiées à la <text:span text:style-name="T1">bibliothèque ADE-4 pour R</text:span> :</text:p>
      <text:p text:style-name="P1"/>
      <text:p text:style-name="P1"/>
      <text:p text:style-name="P1"/>
      <text:p text:style-name="P1"><text:s/>- Les 24 et 25 novembre : <text:span text:style-name="T1">initiation</text:span> et <text:span text:style-name="T1">méthodes de bases</text:span></text:p>
      <text:p text:style-name="P1"/>
      <text:p text:style-name="P1"><text:s text:c="3"/>http://www.fc3bio.fr/Formation-ade4-Initiation-methodes-de-base_a37.html</text:p>
      <text:p text:style-name="P1"/>
      <text:p text:style-name="P1"/>
      <text:p text:style-name="P1"/>
      <text:p text:style-name="P1"><text:s/>- Du 8 au 10 décembre : <text:span text:style-name="T1">perfectionnement</text:span> et <text:span text:style-name="T1">méthodes avancées</text:span></text:p>
      <text:p text:style-name="P1"/>
      <text:p text:style-name="P1"><text:s text:c="3"/>http://www.fc3bio.fr/Formation-ade4-Perfectionnement-Methodes-avancees_a</text:p>
      <text:p text:style-name="P1">38.html</text:p>
      <text:p text:style-name="P1"/>
      <text:p text:style-name="P1"/>
      <text:p text:style-name="P1"/>
      <text:p text:style-name="P1">ATTENTION : la formation à l'analyse de données NGS, initialement pr</text:p>
      <text:p text:style-name="P1">évue fin septembre, est repoussée au 26-28 novembre.</text:p>
      <text:p text:style-name="P1"/>
      <text:p text:style-name="P1"/>
      <text:p text:style-name="P1"/>
      <text:p text:style-name="P1">Toutes ces formations auront lieu dans les locaux du PRABI, sur le campus d</text:p>
      <text:p text:style-name="P1">e la Doua de l'Université Claude Bernard - Lyon 1.</text:p>
      <text:p text:style-name="P1"/>
      <text:p text:style-name="P1"/>
      <text:p text:style-name="P1"/>
      <text:p text:style-name="P1">Pour ces trois stages, les inscriptions se font soit directement à l'adre</text:p>
      <text:p text:style-name="P1">sse http://www.fc3bio.fr/forms/Inscription_f2.html soit par mail à l'adre</text:p>
      <text:p text:style-name="P1">sse contact@fc3bio.fr.</text:p>
      <text:p text:style-name="P1"/>
      <text:p text:style-name="P1"/>
      <text:p text:style-name="P1"/>
      <text:p text:style-name="P1">Nous restons à votre disposition pour tout renseignement complémentaire.</text:p>
      <text:p text:style-name="P1"/>
      <text:p text:style-name="P1">--</text:p>
      <text:p text:style-name="P1"/>
      <text:p text:style-name="P1">Guy Perrière</text:p>
      <text:p text:style-name="P1"/>
      <text:p text:style-name="P1">Directeur du Pôle Rhône-Alpes de Bioinformatique</text:p>
      <text:p text:style-name="P1"><text:soft-page-break/></text:p>
      <text:p text:style-name="P1">http://www.prabi.f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5T16:23:29.625252667</dc:date>
    <meta:editing-duration>PT6M20S</meta:editing-duration>
    <meta:editing-cycles>1</meta:editing-cycles>
    <meta:document-statistic meta:table-count="0" meta:image-count="0" meta:object-count="0" meta:page-count="3" meta:paragraph-count="54" meta:word-count="291" meta:character-count="2770" meta:non-whitespace-character-count="2507"/>
    <meta:generator>LibreOffice/4.4.5.2$Linux_X86_64 LibreOffice_project/40m0$Build-2</meta:generator>
  </office:meta>
</office:document-meta>
</file>